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1b2e9d" officeooo:paragraph-rsid="001b2e9d"/>
    </style:style>
    <style:style style:name="P2" style:family="paragraph" style:parent-style-name="Standard">
      <style:text-properties officeooo:rsid="001ce871" officeooo:paragraph-rsid="001ce871"/>
    </style:style>
    <style:style style:name="P3" style:family="paragraph" style:parent-style-name="Standard" style:list-style-name="L2">
      <style:text-properties officeooo:rsid="001ce871" officeooo:paragraph-rsid="001ce871"/>
    </style:style>
    <style:style style:name="P4" style:family="paragraph" style:parent-style-name="Standard">
      <style:text-properties officeooo:rsid="001d3ee3" officeooo:paragraph-rsid="001d3ee3"/>
    </style:style>
    <style:style style:name="P5" style:family="paragraph" style:parent-style-name="Standard" style:list-style-name="L1">
      <style:text-properties officeooo:paragraph-rsid="001d3ee3"/>
    </style:style>
    <style:style style:name="P6" style:family="paragraph" style:parent-style-name="Standard" style:list-style-name="L1">
      <style:text-properties officeooo:paragraph-rsid="001a066a"/>
    </style:style>
    <style:style style:name="P7" style:family="paragraph" style:parent-style-name="Standard" style:list-style-name="L2">
      <style:text-properties officeooo:paragraph-rsid="001a066a"/>
    </style:style>
    <style:style style:name="T1" style:family="text">
      <style:text-properties officeooo:rsid="001ce871"/>
    </style:style>
    <style:style style:name="T2" style:family="text">
      <style:text-properties officeooo:rsid="001d3ee3"/>
    </style:style>
    <style:style style:name="T3" style:family="text">
      <style:text-properties officeooo:rsid="001a06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64541969" text:style-name="L1">
        <text:list-item>
          <text:p text:style-name="P5"><text:span text:style-name="T2">Made compleatly on linux(vim).</text:span></text:p>
        </text:list-item>
        <text:list-item>
          <text:p text:style-name="P5"><text:span text:style-name="T2">Codeblocks testing is still not done(may not work).</text:span></text:p>
        </text:list-item>
      </text:list>
      <text:p text:style-name="P4"/>
      <text:list xml:id="list142002950198887" text:continue-numbering="true" text:style-name="L1">
        <text:list-item>
          <text:p text:style-name="P5"><text:span text:style-name="T2">A description of the project:</text:span></text:p>
        </text:list-item>
      </text:list>
      <text:p text:style-name="P4"/>
      <text:list xml:id="list142003995326369" text:continue-numbering="true" text:style-name="L1">
        <text:list-item>
          <text:p text:style-name="P6"><text:span text:style-name="T3">The project contains the folwoing files: </text:span></text:p>
        </text:list-item>
      </text:list>
      <text:list xml:id="list404355295" text:style-name="L2">
        <text:list-item>
          <text:p text:style-name="P7"><text:span text:style-name="T3">def.h: caontains all the structres</text:span></text:p>
        </text:list-item>
        <text:list-item>
          <text:p text:style-name="P1">helper.h: contains all the helper functions <text:span text:style-name="T1">O(n){no_column}</text:span></text:p>
        </text:list-item>
        <text:list-item>
          <text:p text:style-name="P3">insert_del.h: contains all the cell changing and cell/columsn deletion functions O(n){n*k}</text:p>
        </text:list-item>
        <text:list-item>
          <text:p text:style-name="P3">print.h: contains printing functions O(n**2)</text:p>
        </text:list-item>
        <text:list-item>
          <text:p text:style-name="P3">search.h: search functions O(n**2)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4:09:12.630121631</meta:creation-date>
    <dc:date>2020-04-30T14:20:02.432945082</dc:date>
    <meta:editing-duration>PT10M4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64" meta:character-count="421" meta:non-whitespace-character-count="374"/>
  </office:meta>
</office:document-meta>
</file>